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620000026305161F7CA8F8FBE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5ce" draw:textarea-horizontal-align="justify" draw:textarea-vertical-align="middle" draw:auto-grow-height="false" fo:min-height="11.434cm" fo:min-width="7.374cm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objectwithoutfill">
      <style:graphic-properties svg:stroke-width="0.053cm" svg:stroke-color="#f10d0c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379cm" fo:min-width="0.129cm"/>
      <style:paragraph-properties style:writing-mode="lr-tb"/>
    </style:style>
    <style:style style:name="gr7" style:family="graphic" style:parent-style-name="objectwithoutfill">
      <style:graphic-properties svg:stroke-width="0.106cm" svg:stroke-color="#5eb91e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svg:stroke-color="#2a6099" draw:fill-color="#2a6099" draw:textarea-horizontal-align="justify" draw:textarea-vertical-align="middle" draw:auto-grow-height="false" fo:min-height="0.11cm" fo:min-width="0cm"/>
    </style:style>
    <style:style style:name="gr9" style:family="graphic" style:parent-style-name="standard">
      <style:graphic-properties svg:stroke-width="0.028cm" svg:stroke-color="#000000" draw:marker-start-width="0.242cm" draw:marker-end-width="0.242cm" draw:fill="bitmap" draw:fill-image-name="Background_5f_perlin" draw:opacity="60%" draw:textarea-horizontal-align="justify" draw:textarea-vertical-align="middle" draw:auto-grow-height="false" fo:min-height="6.634cm" fo:min-width="10.756cm" fo:padding-top="0.139cm" fo:padding-bottom="0.139cm" fo:padding-left="0.264cm" fo:padding-right="0.264cm"/>
    </style:style>
    <style:style style:name="gr10" style:family="graphic" style:parent-style-name="objectwithoutfill">
      <style:graphic-properties svg:stroke-width="0.053cm" svg:stroke-color="#5b277d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233cm" fo:min-width="0cm"/>
      <style:paragraph-properties style:writing-mode="lr-tb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.228cm" fo:min-width="0.027cm"/>
      <style:paragraph-properties style:writing-mode="lr-tb"/>
    </style:style>
    <style:style style:name="gr14" style:family="graphic" style:parent-style-name="standard">
      <style:graphic-properties svg:stroke-color="#2a6099" draw:fill-color="#2a6099" draw:textarea-horizontal-align="justify" draw:textarea-vertical-align="middle" draw:auto-grow-height="false" fo:min-height="0.023cm" fo:min-width="0cm"/>
    </style:style>
    <style:style style:name="gr15" style:family="graphic" style:parent-style-name="standard">
      <style:graphic-properties svg:stroke-color="#2a6099" draw:fill-color="#2a6099" draw:textarea-horizontal-align="justify" draw:textarea-vertical-align="middle" draw:auto-grow-height="false" fo:min-height="0.024cm" fo:min-width="0cm"/>
    </style:style>
    <style:style style:name="gr16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P1" style:family="paragraph">
      <loext:graphic-properties draw:fill-color="#fff5c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000000"/>
      <style:paragraph-properties fo:text-align="center" style:writing-mode="lr-tb"/>
    </style:style>
    <style:style style:name="P8" style:family="paragraph">
      <loext:graphic-properties draw:fill-color="#2a6099"/>
      <style:paragraph-properties fo:text-align="center"/>
    </style:style>
    <style:style style:name="P9" style:family="paragraph">
      <loext:graphic-properties draw:fill="bitmap" draw:fill-image-name="Background_5f_perlin" draw:opacity="60%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1pt" fo:font-style="italic" style:font-size-asian="11pt" style:font-style-asian="italic" style:font-size-complex="11pt" style:font-style-complex="italic"/>
    </style:style>
    <style:style style:name="P11" style:family="paragraph">
      <loext:graphic-properties draw:fill="none" draw:fill-color="#ffffff"/>
      <style:paragraph-properties style:writing-mode="lr-tb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fo:font-style="italic" style:font-size-asian="11pt" style:font-style-asian="italic" style:font-size-complex="11pt" style:font-style-complex="italic"/>
    </style:style>
    <style:style style:name="T4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7.874cm" svg:height="11.684cm" svg:x="20.243cm" svg:y="3.92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7.112cm" svg:height="0.962cm" svg:x="20.3cm" svg:y="4cm">
            <draw:text-box>
              <text:p><text:span text:style-name="T1">Etape 3:</text:span></text:p>
            </draw:text-box>
          </draw:frame>
          <draw:frame draw:style-name="gr3" draw:text-style-name="P4" draw:layer="layout" svg:width="5.842cm" svg:height="1.199cm" svg:x="21.132cm" svg:y="5.191cm">
            <draw:text-box>
              <text:p text:style-name="P3"><text:span text:style-name="T2">Calcul du faisceau entre les hyperplans</text:span></text:p>
            </draw:text-box>
          </draw:frame>
        </draw:g>
        <draw:g>
          <draw:custom-shape draw:style-name="gr1" draw:text-style-name="P1" draw:layer="layout" svg:width="7.874cm" svg:height="11.684cm" svg:x="11.343cm" svg:y="3.92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7.112cm" svg:height="0.962cm" svg:x="11.4cm" svg:y="4cm">
            <draw:text-box>
              <text:p><text:span text:style-name="T1">Etape 2:</text:span></text:p>
            </draw:text-box>
          </draw:frame>
          <draw:frame draw:style-name="gr3" draw:text-style-name="P4" draw:layer="layout" svg:width="5.842cm" svg:height="1.199cm" svg:x="12.232cm" svg:y="5.191cm">
            <draw:text-box>
              <text:p text:style-name="P3"><text:span text:style-name="T2">Echantillonnage des hyperplans</text:span></text:p>
            </draw:text-box>
          </draw:frame>
        </draw:g>
        <draw:g>
          <draw:custom-shape draw:style-name="gr1" draw:text-style-name="P1" draw:layer="layout" svg:width="7.874cm" svg:height="11.684cm" svg:x="2.143cm" svg:y="3.92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7.112cm" svg:height="0.962cm" svg:x="2.2cm" svg:y="4cm">
            <draw:text-box>
              <text:p><text:span text:style-name="T1">Etape 1:</text:span></text:p>
            </draw:text-box>
          </draw:frame>
          <draw:frame draw:style-name="gr4" draw:text-style-name="P4" draw:layer="layout" svg:width="5.842cm" svg:height="1.673cm" svg:x="3.032cm" svg:y="5.191cm">
            <draw:text-box>
              <text:p text:style-name="P3"><text:span text:style-name="T2">Calcul des hyperplans orthogonaux au segment reliant les deux politiques</text:span></text:p>
            </draw:text-box>
          </draw:frame>
        </draw:g>
        <draw:frame draw:style-name="gr2" draw:text-style-name="P2" draw:layer="layout" svg:width="7.112cm" svg:height="0.962cm" svg:x="1cm" svg:y="1cm">
          <draw:text-box>
            <text:p><text:span text:style-name="T1">Méthode du faisceau</text:span></text:p>
          </draw:text-box>
        </draw:frame>
        <draw:g>
          <draw:line draw:style-name="gr5" draw:text-style-name="P5" draw:layer="layout" svg:x1="21.892cm" svg:y1="8.653cm" svg:x2="26.592cm" svg:y2="8.653cm">
            <text:p/>
          </draw:line>
          <draw:line draw:style-name="gr5" draw:text-style-name="P5" draw:layer="layout" svg:x1="21.893cm" svg:y1="9.753cm" svg:x2="26.593cm" svg:y2="9.753cm">
            <text:p/>
          </draw:line>
          <draw:line draw:style-name="gr5" draw:text-style-name="P5" draw:layer="layout" svg:x1="21.894cm" svg:y1="12.353cm" svg:x2="26.594cm" svg:y2="12.353cm">
            <text:p/>
          </draw:line>
          <draw:line draw:style-name="gr5" draw:text-style-name="P5" draw:layer="layout" svg:x1="21.895cm" svg:y1="11.053cm" svg:x2="26.595cm" svg:y2="11.053cm">
            <text:p/>
          </draw:line>
          <draw:line draw:style-name="gr5" draw:text-style-name="P5" draw:layer="layout" svg:x1="21.896cm" svg:y1="13.453cm" svg:x2="26.596cm" svg:y2="13.453cm">
            <text:p/>
          </draw:line>
          <draw:line draw:style-name="gr5" draw:text-style-name="P5" draw:layer="layout" svg:x1="21.897cm" svg:y1="14.553cm" svg:x2="26.597cm" svg:y2="14.553cm">
            <text:p/>
          </draw:line>
          <draw:line draw:style-name="gr5" draw:text-style-name="P5" draw:layer="layout" svg:x1="21.891cm" svg:y1="7.553cm" svg:x2="26.591cm" svg:y2="7.553cm">
            <text:p/>
          </draw:line>
          <draw:custom-shape draw:style-name="gr6" draw:text-style-name="P7" draw:layer="layout" svg:width="0.889cm" svg:height="0.889cm" svg:x="21.448cm" svg:y="10.652cm">
            <text:p text:style-name="P6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21.364cm" svg:y1="15.097cm" svg:x2="21.364cm" svg:y2="7.223cm">
            <text:p/>
          </draw:line>
          <draw:custom-shape draw:style-name="gr8" draw:text-style-name="P8" draw:layer="layout" svg:width="0.508cm" svg:height="0.508cm" svg:x="21.637cm" svg:y="9.5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508cm" svg:height="0.508cm" svg:x="21.638cm" svg:y="8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508cm" svg:height="0.508cm" svg:x="21.639cm" svg:y="7.3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508cm" svg:height="0.508cm" svg:x="21.638cm" svg:y="14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508cm" svg:height="0.508cm" svg:x="21.639cm" svg:y="13.2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508cm" svg:height="0.508cm" svg:x="21.64cm" svg:y="12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889cm" svg:height="0.889cm" svg:x="25.948cm" svg:y="10.652cm">
            <text:p text:style-name="P6">B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26.924cm" svg:y1="15.097cm" svg:x2="26.924cm" svg:y2="7.223cm">
            <text:p/>
          </draw:line>
          <draw:custom-shape draw:style-name="gr8" draw:text-style-name="P8" draw:layer="layout" svg:width="0.508cm" svg:height="0.508cm" svg:x="26.143cm" svg:y="9.509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508cm" svg:height="0.508cm" svg:x="26.142cm" svg:y="8.41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508cm" svg:height="0.508cm" svg:x="26.141cm" svg:y="7.311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508cm" svg:height="0.508cm" svg:x="26.142cm" svg:y="14.31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508cm" svg:height="0.508cm" svg:x="26.141cm" svg:y="13.211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508cm" svg:height="0.508cm" svg:x="26.14cm" svg:y="12.112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5" draw:layer="layout" svg:x1="13.095cm" svg:y1="11.053cm" svg:x2="17.795cm" svg:y2="11.053cm">
          <text:p/>
        </draw:line>
        <draw:custom-shape draw:style-name="gr6" draw:text-style-name="P7" draw:layer="layout" svg:width="0.889cm" svg:height="0.889cm" svg:x="12.648cm" svg:y="10.652cm">
          <text:p text:style-name="P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2.564cm" svg:y1="15.097cm" svg:x2="12.564cm" svg:y2="7.223cm">
          <text:p/>
        </draw:line>
        <draw:custom-shape draw:style-name="gr8" draw:text-style-name="P8" draw:layer="layout" svg:width="0.508cm" svg:height="0.508cm" svg:x="12.837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08cm" svg:height="0.508cm" svg:x="12.838cm" svg:y="8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08cm" svg:height="0.508cm" svg:x="12.839cm" svg:y="7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08cm" svg:height="0.508cm" svg:x="12.838cm" svg:y="14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08cm" svg:height="0.508cm" svg:x="12.839cm" svg:y="13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08cm" svg:height="0.508cm" svg:x="12.84cm" svg:y="12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889cm" svg:height="0.889cm" svg:x="17.148cm" svg:y="10.652cm">
          <text:p text:style-name="P6">B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8.124cm" svg:y1="15.097cm" svg:x2="18.124cm" svg:y2="7.223cm">
          <text:p/>
        </draw:line>
        <draw:custom-shape draw:style-name="gr8" draw:text-style-name="P8" draw:layer="layout" svg:width="0.508cm" svg:height="0.508cm" svg:x="17.343cm" svg:y="9.50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08cm" svg:height="0.508cm" svg:x="17.342cm" svg:y="8.4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08cm" svg:height="0.508cm" svg:x="17.341cm" svg:y="7.31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08cm" svg:height="0.508cm" svg:x="17.342cm" svg:y="14.3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08cm" svg:height="0.508cm" svg:x="17.341cm" svg:y="13.21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08cm" svg:height="0.508cm" svg:x="17.34cm" svg:y="12.11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3.734cm" svg:y1="11.053cm" svg:x2="8.434cm" svg:y2="11.053cm">
          <text:p/>
        </draw:line>
        <draw:custom-shape draw:style-name="gr6" draw:text-style-name="P7" draw:layer="layout" svg:width="0.889cm" svg:height="0.889cm" svg:x="3.287cm" svg:y="10.652cm">
          <text:p text:style-name="P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3.203cm" svg:y1="15.097cm" svg:x2="3.203cm" svg:y2="7.223cm">
          <text:p/>
        </draw:line>
        <draw:custom-shape draw:style-name="gr6" draw:text-style-name="P7" draw:layer="layout" svg:width="0.889cm" svg:height="0.889cm" svg:x="7.787cm" svg:y="10.652cm">
          <text:p text:style-name="P6">B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8.763cm" svg:y1="15.097cm" svg:x2="8.763cm" svg:y2="7.223cm">
          <text:p/>
        </draw:line>
      </draw:page>
      <draw:page draw:name="page2" draw:style-name="dp1" draw:master-page-name="Default">
        <draw:custom-shape draw:style-name="gr9" draw:text-style-name="P9" draw:layer="layout" svg:width="11.284cm" svg:height="6.912cm" svg:x="2.143cm" svg:y="3.883cm">
          <text:p/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6.36cm" svg:y1="5.479cm" svg:x2="3.257cm" svg:y2="9.178cm">
          <text:p/>
        </draw:line>
        <draw:frame draw:style-name="gr11" draw:text-style-name="P2" draw:layer="layout" svg:width="13.589cm" svg:height="1.905cm" svg:x="1.254cm" svg:y="1.127cm">
          <draw:text-box>
            <text:p><text:span text:style-name="T1">Intérêt de la méthode des faisceaux</text:span></text:p>
          </draw:text-box>
        </draw:frame>
        <draw:line draw:style-name="gr5" draw:text-style-name="P5" draw:layer="layout" svg:x1="4.771cm" svg:y1="7.344cm" svg:x2="10.874cm" svg:y2="7.329cm">
          <text:p/>
        </draw:line>
        <draw:line draw:style-name="gr10" draw:text-style-name="P5" draw:layer="layout" svg:x1="4.379cm" svg:y1="9.737cm" svg:x2="5.237cm" svg:y2="4.919cm">
          <text:p/>
        </draw:line>
        <draw:line draw:style-name="gr10" draw:text-style-name="P5" draw:layer="layout" svg:x1="2.768cm" svg:y1="6.087cm" svg:x2="6.847cm" svg:y2="8.571cm">
          <text:p/>
        </draw:line>
        <draw:custom-shape draw:style-name="gr12" draw:text-style-name="P7" draw:layer="layout" svg:width="0.659cm" svg:height="0.681cm" svg:x="4.498cm" svg:y="6.998cm">
          <text:p text:style-name="P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8.44cm" svg:y1="7.934cm" svg:x2="13.024cm" svg:y2="6.716cm">
          <text:p/>
        </draw:line>
        <draw:line draw:style-name="gr10" draw:text-style-name="P5" draw:layer="layout" svg:x1="13.045cm" svg:y1="7.844cm" svg:x2="8.419cm" svg:y2="6.811cm">
          <text:p/>
        </draw:line>
        <draw:line draw:style-name="gr10" draw:text-style-name="P5" draw:layer="layout" svg:x1="9.472cm" svg:y1="9.401cm" svg:x2="11.993cm" svg:y2="5.255cm">
          <text:p/>
        </draw:line>
        <draw:custom-shape draw:style-name="gr12" draw:text-style-name="P7" draw:layer="layout" svg:width="0.658cm" svg:height="0.681cm" svg:x="10.424cm" svg:y="6.998cm">
          <text:p text:style-name="P6">B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11.284cm" svg:height="6.912cm" svg:x="15.243cm" svg:y="3.883cm">
          <text:p/>
          <draw:enhanced-geometry svg:viewBox="0 0 21600 21600" draw:type="rectangle" draw:enhanced-path="M 0 0 L 21600 0 21600 21600 0 21600 0 0 Z N"/>
        </draw:custom-shape>
        <draw:g>
          <draw:line draw:style-name="gr5" draw:text-style-name="P5" draw:layer="layout" svg:x1="18.152cm" svg:y1="5.529cm" svg:x2="24.279cm" svg:y2="5.529cm">
            <text:p/>
          </draw:line>
          <draw:line draw:style-name="gr5" draw:text-style-name="P5" draw:layer="layout" svg:x1="18.154cm" svg:y1="6.363cm" svg:x2="24.281cm" svg:y2="6.363cm">
            <text:p/>
          </draw:line>
          <draw:line draw:style-name="gr5" draw:text-style-name="P5" draw:layer="layout" svg:x1="18.155cm" svg:y1="8.334cm" svg:x2="24.282cm" svg:y2="8.334cm">
            <text:p/>
          </draw:line>
          <draw:line draw:style-name="gr5" draw:text-style-name="P5" draw:layer="layout" svg:x1="18.156cm" svg:y1="7.348cm" svg:x2="24.283cm" svg:y2="7.348cm">
            <text:p/>
          </draw:line>
          <draw:line draw:style-name="gr5" draw:text-style-name="P5" draw:layer="layout" svg:x1="18.157cm" svg:y1="9.168cm" svg:x2="24.284cm" svg:y2="9.168cm">
            <text:p/>
          </draw:line>
          <draw:line draw:style-name="gr5" draw:text-style-name="P5" draw:layer="layout" svg:x1="18.159cm" svg:y1="10.002cm" svg:x2="24.286cm" svg:y2="10.002cm">
            <text:p/>
          </draw:line>
          <draw:line draw:style-name="gr5" draw:text-style-name="P5" draw:layer="layout" svg:x1="18.151cm" svg:y1="4.695cm" svg:x2="24.278cm" svg:y2="4.695cm">
            <text:p/>
          </draw:line>
          <draw:custom-shape draw:style-name="gr13" draw:text-style-name="P7" draw:layer="layout" svg:width="0.745cm" svg:height="0.674cm" svg:x="17.775cm" svg:y="7.044cm">
            <text:p text:style-name="P6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7.705cm" svg:y1="10.414cm" svg:x2="17.705cm" svg:y2="4.445cm">
            <text:p/>
          </draw:line>
          <draw:custom-shape draw:style-name="gr14" draw:text-style-name="P8" draw:layer="layout" svg:width="0.425cm" svg:height="0.385cm" svg:x="17.934cm" svg:y="6.1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8" draw:layer="layout" svg:width="0.426cm" svg:height="0.385cm" svg:x="17.934cm" svg:y="5.3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8" draw:layer="layout" svg:width="0.426cm" svg:height="0.385cm" svg:x="17.935cm" svg:y="4.5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0.426cm" svg:height="0.386cm" svg:x="17.934cm" svg:y="9.8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8" draw:layer="layout" svg:width="0.426cm" svg:height="0.385cm" svg:x="17.935cm" svg:y="8.9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8" draw:layer="layout" svg:width="0.425cm" svg:height="0.385cm" svg:x="17.936cm" svg:y="8.1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7" draw:layer="layout" svg:width="0.745cm" svg:height="0.674cm" svg:x="23.742cm" svg:y="7.044cm">
            <text:p text:style-name="P6">B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24.56cm" svg:y1="10.414cm" svg:x2="24.56cm" svg:y2="4.445cm">
            <text:p/>
          </draw:line>
          <draw:custom-shape draw:style-name="gr14" draw:text-style-name="P8" draw:layer="layout" svg:width="0.425cm" svg:height="0.385cm" svg:x="23.903cm" svg:y="6.178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8" draw:layer="layout" svg:width="0.426cm" svg:height="0.385cm" svg:x="23.905cm" svg:y="5.345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8" draw:layer="layout" svg:width="0.426cm" svg:height="0.385cm" svg:x="23.904cm" svg:y="4.512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0.426cm" svg:height="0.386cm" svg:x="23.905cm" svg:y="9.81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8" draw:layer="layout" svg:width="0.426cm" svg:height="0.385cm" svg:x="23.904cm" svg:y="8.984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8" draw:layer="layout" svg:width="0.425cm" svg:height="0.385cm" svg:x="23.901cm" svg:y="8.151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10" draw:layer="layout" svg:width="10.922cm" svg:height="1.397cm" svg:x="9.128cm" svg:y="11.903cm">
          <draw:text-box>
            <text:p><text:span text:style-name="T3">Vue de l’esprit du paysage de valeur (image de bruit Perlin)</text:span></text:p>
          </draw:text-box>
        </draw:frame>
        <draw:frame draw:style-name="gr11" draw:text-style-name="P11" draw:layer="layout" svg:width="13.589cm" svg:height="1.905cm" svg:x="1.955cm" svg:y="3.028cm">
          <draw:text-box>
            <text:p><text:span text:style-name="T4">Aperçu donné par deux Vignettes A et B</text:span></text:p>
          </draw:text-box>
        </draw:frame>
        <draw:frame draw:style-name="gr11" draw:text-style-name="P11" draw:layer="layout" svg:width="13.589cm" svg:height="1.905cm" svg:x="15.056cm" svg:y="3.029cm">
          <draw:text-box>
            <text:p><text:span text:style-name="T4">Aperçu donné par un seul faisceau entre A et 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_5f_perlin" draw:display-name="Background_perlin" xlink:href="Pictures/10000201000002620000026305161F7CA8F8FBE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8T10:01:08.304311671</meta:creation-date>
    <dc:date>2021-05-22T17:37:46.456980951</dc:date>
    <meta:editing-duration>PT22M17S</meta:editing-duration>
    <meta:editing-cycles>7</meta:editing-cycles>
    <meta:generator>LibreOffice/6.4.7.2$Linux_X86_64 LibreOffice_project/40$Build-2</meta:generator>
    <meta:document-statistic meta:object-count="98"/>
  </office:meta>
</office:document-meta>
</file>